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5pt" officeooo:rsid="001b57d9" officeooo:paragraph-rsid="001b57d9" style:font-size-asian="13.1000003814697pt" style:font-size-complex="15pt"/>
    </style:style>
    <style:style style:name="P2" style:family="paragraph" style:parent-style-name="Text_20_body">
      <style:text-properties fo:font-size="13pt" fo:font-weight="normal" officeooo:rsid="001f0463" officeooo:paragraph-rsid="001b57d9" style:font-size-asian="11.3500003814697pt" style:font-weight-asian="normal" style:font-size-complex="13pt" style:font-weight-complex="normal"/>
    </style:style>
    <style:style style:name="P3" style:family="paragraph" style:parent-style-name="Text_20_body">
      <style:text-properties fo:font-size="13pt" fo:font-weight="normal" officeooo:rsid="001f0463" officeooo:paragraph-rsid="001f0463" style:font-size-asian="11.3500003814697pt" style:font-weight-asian="normal" style:font-size-complex="13pt" style:font-weight-complex="normal"/>
    </style:style>
    <style:style style:name="P4" style:family="paragraph" style:parent-style-name="Text_20_body">
      <style:text-properties fo:font-size="10.5pt" officeooo:rsid="001b57d9" officeooo:paragraph-rsid="001b57d9" style:font-size-asian="10.5pt" style:font-size-complex="10.5pt"/>
    </style:style>
    <style:style style:name="P5" style:family="paragraph" style:parent-style-name="Text_20_body">
      <style:text-properties officeooo:rsid="001f0463" officeooo:paragraph-rsid="001f0463"/>
    </style:style>
    <style:style style:name="P6" style:family="paragraph" style:parent-style-name="Text_20_body">
      <style:text-properties officeooo:paragraph-rsid="001f0463"/>
    </style:style>
    <style:style style:name="P7" style:family="paragraph" style:parent-style-name="Text_20_body">
      <style:text-properties officeooo:rsid="0020634d" officeooo:paragraph-rsid="0020634d"/>
    </style:style>
    <style:style style:name="P8" style:family="paragraph" style:parent-style-name="Text_20_body">
      <style:text-properties officeooo:rsid="0020e649" officeooo:paragraph-rsid="0020e649"/>
    </style:style>
    <style:style style:name="P9" style:family="paragraph" style:parent-style-name="Text_20_body">
      <style:text-properties officeooo:rsid="0023ddc3" officeooo:paragraph-rsid="0023ddc3"/>
    </style:style>
    <style:style style:name="P10" style:family="paragraph" style:parent-style-name="Text_20_body">
      <style:paragraph-properties fo:margin-left="0in" fo:margin-right="0.0598in" fo:text-indent="0in" style:auto-text-indent="false"/>
      <style:text-properties officeooo:rsid="001b57d9" officeooo:paragraph-rsid="001b57d9"/>
    </style:style>
    <style:style style:name="P11" style:family="paragraph" style:parent-style-name="Subtitle">
      <style:paragraph-properties fo:margin-left="0in" fo:margin-right="0.0598in" fo:text-indent="0in" style:auto-text-indent="false"/>
      <style:text-properties officeooo:rsid="001b57d9" officeooo:paragraph-rsid="001b57d9"/>
    </style:style>
    <style:style style:name="P12" style:family="paragraph" style:parent-style-name="Title">
      <style:text-properties style:font-name="Tibetan Machine Uni" officeooo:rsid="001b57d9" officeooo:paragraph-rsid="001b57d9"/>
    </style:style>
    <style:style style:name="P13" style:family="paragraph" style:parent-style-name="Subtitle">
      <style:text-properties fo:font-size="10.5pt" style:font-size-asian="10.5pt" style:font-size-complex="10.5pt"/>
    </style:style>
    <style:style style:name="P14" style:family="paragraph" style:parent-style-name="Text_20_body" style:list-style-name="L1">
      <style:text-properties fo:font-size="13pt" fo:font-weight="normal" officeooo:rsid="001f0463" officeooo:paragraph-rsid="001f0463" style:font-size-asian="11.3500003814697pt" style:font-weight-asian="normal" style:font-size-complex="13pt" style:font-weight-complex="normal"/>
    </style:style>
    <style:style style:name="P15" style:family="paragraph" style:parent-style-name="Text_20_body" style:list-style-name="L2">
      <style:text-properties fo:font-size="13pt" fo:font-weight="normal" officeooo:rsid="001f0463" officeooo:paragraph-rsid="001f0463" style:font-size-asian="11.3500003814697pt" style:font-weight-asian="normal" style:font-size-complex="13pt" style:font-weight-complex="normal"/>
    </style:style>
    <style:style style:name="P16" style:family="paragraph" style:parent-style-name="Text_20_body">
      <style:text-properties fo:font-size="13pt" fo:font-weight="normal" officeooo:rsid="001f0463" officeooo:paragraph-rsid="001f0463" style:font-size-asian="11.3500003814697pt" style:font-weight-asian="normal" style:font-size-complex="13pt" style:font-weight-complex="normal"/>
    </style:style>
    <style:style style:name="P17" style:family="paragraph" style:parent-style-name="Text_20_body" style:list-style-name="L2">
      <style:text-properties fo:font-size="13pt" fo:font-weight="normal" officeooo:rsid="0021e1cb" officeooo:paragraph-rsid="0021e1cb" style:font-size-asian="11.3500003814697pt" style:font-weight-asian="normal" style:font-size-complex="13pt" style:font-weight-complex="normal"/>
    </style:style>
    <style:style style:name="P18" style:family="paragraph" style:parent-style-name="Text_20_body">
      <style:text-properties fo:font-size="13pt" fo:font-weight="normal" officeooo:rsid="0020e649" officeooo:paragraph-rsid="0020e649" style:font-size-asian="11.3500003814697pt" style:font-weight-asian="normal" style:font-size-complex="13pt" style:font-weight-complex="normal"/>
    </style:style>
    <style:style style:name="P19" style:family="paragraph" style:parent-style-name="Text_20_body" style:list-style-name="L10">
      <style:text-properties fo:font-size="13pt" fo:font-weight="normal" officeooo:rsid="0020e649" officeooo:paragraph-rsid="0020e649" style:font-size-asian="11.3500003814697pt" style:font-weight-asian="normal" style:font-size-complex="13pt" style:font-weight-complex="normal"/>
    </style:style>
    <style:style style:name="P20" style:family="paragraph" style:parent-style-name="Text_20_body" style:list-style-name="L11">
      <style:text-properties fo:font-size="13pt" fo:font-weight="normal" officeooo:rsid="0020e649" officeooo:paragraph-rsid="0020e649" style:font-size-asian="11.3500003814697pt" style:font-weight-asian="normal" style:font-size-complex="13pt" style:font-weight-complex="normal"/>
    </style:style>
    <style:style style:name="P21" style:family="paragraph" style:parent-style-name="Text_20_body" style:list-style-name="L12">
      <style:text-properties fo:font-size="13pt" fo:font-weight="normal" officeooo:rsid="0020e649" officeooo:paragraph-rsid="0020e649" style:font-size-asian="11.3500003814697pt" style:font-weight-asian="normal" style:font-size-complex="13pt" style:font-weight-complex="normal"/>
    </style:style>
    <style:style style:name="P22" style:family="paragraph" style:parent-style-name="Text_20_body" style:list-style-name="L11">
      <style:text-properties fo:font-size="13pt" fo:font-weight="normal" officeooo:rsid="0027caf4" officeooo:paragraph-rsid="0027caf4" style:font-size-asian="11.3500003814697pt" style:font-weight-asian="normal" style:font-size-complex="13pt" style:font-weight-complex="normal"/>
    </style:style>
    <style:style style:name="P23" style:family="paragraph" style:parent-style-name="Text_20_body" style:list-style-name="L11">
      <style:text-properties fo:font-size="13pt" fo:font-weight="normal" officeooo:rsid="002a90db" officeooo:paragraph-rsid="002a90db" style:font-size-asian="11.3500003814697pt" style:font-weight-asian="normal" style:font-size-complex="13pt" style:font-weight-complex="normal"/>
    </style:style>
    <style:style style:name="P24" style:family="paragraph" style:parent-style-name="Text_20_body" style:list-style-name="L2">
      <style:text-properties officeooo:rsid="001f0463" officeooo:paragraph-rsid="001f0463"/>
    </style:style>
    <style:style style:name="P25" style:family="paragraph" style:parent-style-name="Text_20_body" style:list-style-name="L3">
      <style:text-properties officeooo:rsid="001f0463" officeooo:paragraph-rsid="001f0463"/>
    </style:style>
    <style:style style:name="P26" style:family="paragraph" style:parent-style-name="Text_20_body" style:list-style-name="L4">
      <style:text-properties officeooo:rsid="001f0463" officeooo:paragraph-rsid="001f0463"/>
    </style:style>
    <style:style style:name="P27" style:family="paragraph" style:parent-style-name="Text_20_body" style:list-style-name="L5">
      <style:text-properties officeooo:rsid="001f0463" officeooo:paragraph-rsid="001f0463"/>
    </style:style>
    <style:style style:name="P28" style:family="paragraph" style:parent-style-name="Text_20_body" style:list-style-name="L3">
      <style:text-properties officeooo:rsid="00262918" officeooo:paragraph-rsid="00262918"/>
    </style:style>
    <style:style style:name="P29" style:family="paragraph" style:parent-style-name="Text_20_body" style:list-style-name="L5">
      <style:text-properties officeooo:rsid="001f8839" officeooo:paragraph-rsid="001f8839"/>
    </style:style>
    <style:style style:name="P30" style:family="paragraph" style:parent-style-name="Text_20_body">
      <style:text-properties officeooo:rsid="001f8839" officeooo:paragraph-rsid="0020634d"/>
    </style:style>
    <style:style style:name="P31" style:family="paragraph" style:parent-style-name="Text_20_body" style:list-style-name="L6">
      <style:text-properties officeooo:rsid="001f8839" officeooo:paragraph-rsid="0020634d"/>
    </style:style>
    <style:style style:name="P32" style:family="paragraph" style:parent-style-name="Text_20_body" style:list-style-name="L6">
      <style:text-properties officeooo:rsid="0020634d" officeooo:paragraph-rsid="0020634d"/>
    </style:style>
    <style:style style:name="P33" style:family="paragraph" style:parent-style-name="Text_20_body">
      <style:text-properties officeooo:rsid="0020634d" officeooo:paragraph-rsid="0020a528"/>
    </style:style>
    <style:style style:name="P34" style:family="paragraph" style:parent-style-name="Text_20_body" style:list-style-name="L7">
      <style:text-properties officeooo:rsid="0020634d" officeooo:paragraph-rsid="0020a528"/>
    </style:style>
    <style:style style:name="P35" style:family="paragraph" style:parent-style-name="Text_20_body" style:list-style-name="L7">
      <style:text-properties officeooo:rsid="0020e649" officeooo:paragraph-rsid="0020e649"/>
    </style:style>
    <style:style style:name="P36" style:family="paragraph" style:parent-style-name="Text_20_body" style:list-style-name="L8">
      <style:text-properties officeooo:rsid="0020e649" officeooo:paragraph-rsid="0020e649"/>
    </style:style>
    <style:style style:name="P37" style:family="paragraph" style:parent-style-name="Text_20_body" style:list-style-name="L11">
      <style:text-properties officeooo:rsid="0020e649" officeooo:paragraph-rsid="0020e649"/>
    </style:style>
    <style:style style:name="P38" style:family="paragraph" style:parent-style-name="Text_20_body" style:list-style-name="L12">
      <style:text-properties officeooo:rsid="0020e649" officeooo:paragraph-rsid="0020e649"/>
    </style:style>
    <style:style style:name="P39" style:family="paragraph" style:parent-style-name="Text_20_body" style:list-style-name="L8">
      <style:text-properties officeooo:rsid="00259900" officeooo:paragraph-rsid="00259900"/>
    </style:style>
    <style:style style:name="P40" style:family="paragraph" style:parent-style-name="Text_20_body" style:list-style-name="L9">
      <style:text-properties officeooo:rsid="0023ddc3" officeooo:paragraph-rsid="0023ddc3"/>
    </style:style>
    <style:style style:name="P41" style:family="paragraph" style:parent-style-name="Text_20_body" style:list-style-name="L8">
      <style:text-properties officeooo:rsid="002adaae" officeooo:paragraph-rsid="002adaae"/>
    </style:style>
    <style:style style:name="P42" style:family="paragraph" style:parent-style-name="Text_20_body" style:list-style-name="L5">
      <style:text-properties officeooo:rsid="002b56c4" officeooo:paragraph-rsid="002b56c4"/>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21e1cb" style:font-size-asian="11.3500003814697pt" style:font-weight-asian="normal" style:font-size-complex="13pt" style:font-weight-complex="normal"/>
    </style:style>
    <style:style style:name="T3" style:family="text">
      <style:text-properties fo:font-size="13pt" fo:font-weight="normal" officeooo:rsid="0023ddc3" style:font-size-asian="11.3500003814697pt" style:font-weight-asian="normal" style:font-size-complex="13pt" style:font-weight-complex="normal"/>
    </style:style>
    <style:style style:name="T4" style:family="text">
      <style:text-properties fo:font-size="13pt" fo:font-weight="normal" officeooo:rsid="00262918" style:font-size-asian="11.3500003814697pt" style:font-weight-asian="normal" style:font-size-complex="13pt" style:font-weight-complex="normal"/>
    </style:style>
    <style:style style:name="T5" style:family="text">
      <style:text-properties officeooo:rsid="0020e649"/>
    </style:style>
    <style:style style:name="T6" style:family="text">
      <style:text-properties officeooo:rsid="0021e1cb"/>
    </style:style>
    <style:style style:name="T7" style:family="text">
      <style:text-properties officeooo:rsid="00259900"/>
    </style:style>
    <style:style style:name="T8" style:family="text">
      <style:text-properties officeooo:rsid="00262918"/>
    </style:style>
    <style:style style:name="T9" style:family="text">
      <style:text-properties officeooo:rsid="00266060"/>
    </style:style>
    <style:style style:name="T10" style:family="text">
      <style:text-properties style:text-position="super 58%" officeooo:rsid="00266060"/>
    </style:style>
    <style:style style:name="T11" style:family="text">
      <style:text-properties officeooo:rsid="002955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Bylaws and Constitution</text:p>
      <text:p text:style-name="P11">The University at Buffalo Student Chapter of the Association for Computing Machinery</text:p>
      <text:p text:style-name="P10"/>
      <text:p text:style-name="P10"/>
      <text:p text:style-name="P13">Amended <text:span text:style-name="T9">September 6</text:span><text:span text:style-name="T10">th</text:span><text:span text:style-name="T9">, </text:span>2015, <text:span text:style-name="T7">to be reinstated for the 2015-2016 year</text:span></text:p>
      <text:p text:style-name="P4"/>
      <text:p text:style-name="P1"/>
      <text:p text:style-name="P1"/>
      <text:p text:style-name="P1"/>
      <text:p text:style-name="P1"/>
      <text:p text:style-name="P1"/>
      <text:p text:style-name="P1"/>
      <text:p text:style-name="P1"/>
      <text:p text:style-name="P1"/>
      <text:p text:style-name="P2"><text:soft-page-break/></text:p>
      <text:p text:style-name="P3">Article I: Name</text:p>
      <text:list xml:id="list7377086205491368362" text:style-name="L1">
        <text:list-item>
          <text:p text:style-name="P14">This organization shall be called the University at Buffalo Student Chapter for the Association for Computing Machinery. In these Bylaws it is referred to as the Chapter; the Association for Computing Machinery is referred to as the ACM. <text:span text:style-name="T5">The University at Buffalo is referred to as “The University”.</text:span></text:p>
        </text:list-item>
      </text:list>
      <text:p text:style-name="P3"/>
      <text:p text:style-name="P3">Article II: Purpose</text:p>
      <text:list xml:id="list3096686151868529017" text:style-name="L2">
        <text:list-item>
          <text:p text:style-name="P15">The Chapter is organized and will be operated exclusively for educational and scientific purposes to promote the following:</text:p>
          <text:list>
            <text:list-item text:start-value="1">
              <text:p text:style-name="P15">An increased knowledge of and greater interest in the science, design, development, construction, languages, management, and applications of modern computing.</text:p>
            </text:list-item>
            <text:list-item>
              <text:p text:style-name="P15">Greater interest in computing and its applications.</text:p>
            </text:list-item>
            <text:list-item>
              <text:p text:style-name="P15">A means of communication between persons having an interest in computing.</text:p>
            </text:list-item>
          </text:list>
        </text:list-item>
        <text:list-item>
          <text:p text:style-name="P24"><text:span text:style-name="T1">The Chapter will serve students, </text:span><text:span text:style-name="T2">faculty, and staff</text:span><text:span text:style-name="T1"> </text:span><text:span text:style-name="T2">at the University at Buffalo</text:span><text:span text:style-name="T1"> </text:span><text:span text:style-name="T2">and the Buffalo and Greater Buffalo communities.</text:span></text:p>
        </text:list-item>
        <text:list-item>
          <text:p text:style-name="P15">The Chapter is charted by the ACM. </text:p>
        </text:list-item>
        <text:list-item>
          <text:p text:style-name="P17">The Chapter is recognized by the Undergraduate Student Association, hence referred to as the “SA”, at the University.</text:p>
        </text:list-item>
      </text:list>
      <text:p text:style-name="P5"/>
      <text:p text:style-name="P3">Article III: Membership</text:p>
      <text:list xml:id="list8782114657286898843" text:style-name="L3">
        <text:list-item>
          <text:p text:style-name="P25"><text:span text:style-name="T1">Membership in the Chapter shall be open to all ACM members and nonmembers. </text:span><text:span text:style-name="T2">As per SA policy, membership is open to all undergraduate students.</text:span></text:p>
        </text:list-item>
        <text:list-item>
          <text:p text:style-name="P25"><text:span text:style-name="T1">Voting membership in the Student Chapter shall be granted to all active chapter members </text:span><text:span text:style-name="T2">who are also ACM members, as per ACM policy, and who are undergraduate students, as per SA policy.</text:span></text:p>
        </text:list-item>
        <text:list-item>
          <text:p text:style-name="P28"><text:span text:style-name="T2">I</text:span><text:span text:style-name="T1">n order to maintain recognition by SA, membership must consist of at least ten persons.</text:span></text:p>
        </text:list-item>
      </text:list>
      <text:p text:style-name="P5"/>
      <text:p text:style-name="P5">Article IV: Officers</text:p>
      <text:list xml:id="list5045322782333185260" text:style-name="L4">
        <text:list-item>
          <text:p text:style-name="P26"><text:soft-page-break/>The officers of this Chapter shall be: Chair, Vice Chair, Secretary, and Treasurer. These officers cons<text:span text:style-name="T8">t</text:span>itute the Council. A minimum of three officers shall establish a Chapter; combining the offices of Secretary and Treasurer is subject to the opinions of the executive board.</text:p>
        </text:list-item>
        <text:list-item>
          <text:p text:style-name="P26">All officers of the Chapter must be members of ACM, <text:span text:style-name="T6">and undergraduate students as per SA policy.</text:span></text:p>
        </text:list-item>
        <text:list-item>
          <text:p text:style-name="P26">The officers shall be elected by a plurality of the votes cast at the annual election meeting. They shall take office on the last day of the spring semester, and serve for one year.</text:p>
        </text:list-item>
        <text:list-item>
          <text:p text:style-name="P26">Appointment or nomination of an individual to an officer positions within ACM shall be in general limited to two full consecutive terms in the same position. This recommendation is intended to encourage the continuing infusion of new volunteers into the organization and to encourage office holders to give thought to planning for their successor. Appointment or nomination to a third or subsequent consecutive term should be limited to situations where such appointment or nomination is believed to be in the best interests of the Chapter.</text:p>
        </text:list-item>
      </text:list>
      <text:p text:style-name="P5"/>
      <text:p text:style-name="P5">Article V: Duties of Officers</text:p>
      <text:list xml:id="list1569460162271035041" text:style-name="L5">
        <text:list-item>
          <text:p text:style-name="P27">The Chair is the principal officer and is responsible for leading the Chapter and managing its activities in accordance with the policies and procedures of the ACM and these bylaws. The Chair shall preside at all meetings of the chapter and of its Executive Council. The Executive Council shall consist of the Chapter officers, the Student Chapter Sponsor, and the chairs of the Chapter's standing committees.</text:p>
        </text:list-item>
        <text:list-item>
          <text:p text:style-name="P27">The Vice Chair shall preside at meetings in the absence of the Chair, assist the Chair in the management of the Chapter, and perform other duties that may be assigned by the Chair.</text:p>
        </text:list-item>
        <text:list-item>
          <text:p text:style-name="P27">The Treasurer/Secretary shall keep the minutes of all Chapter and Executive Council meetings and maintain the chapter's financial records. Other duties include:</text:p>
          <text:list>
            <text:list-item>
              <text:p text:style-name="P29">Collecting dues, pay all bills, and maintain records for the chapter</text:p>
            </text:list-item>
            <text:list-item>
              <text:p text:style-name="P29">Preparation of the Chapter's annual report and officer contact information, and submission of these to the ACM Headquarters via the Chapter Administrative Interface.</text:p>
            </text:list-item>
            <text:list-item>
              <text:p text:style-name="P29">Submission of any proposed amendments to these bylaws to the ACM Chief Operating Officer. Proposed amendments must be approved before they can be submitted to the Chapter's membership for a vote.</text:p>
            </text:list-item>
            <text:list-item>
              <text:p text:style-name="P29">Perform other duties as assigned by the Chair.</text:p>
            </text:list-item>
          </text:list>
        </text:list-item>
        <text:list-item>
          <text:p text:style-name="P42">If an officer is unable to fulfill their duties or an officer has violated the terms of the Student Association, University at Buffalo, or Student Mandatory Activity Fee Guidelines, then a vote <text:soft-page-break/>may be called for their impeachment by a club member. Members of the club must have been notified at least a week in advance for the purpose of this vote. If the vote has a majority (51%), then the officer shall be impeached.</text:p>
        </text:list-item>
        <text:list-item>
          <text:p text:style-name="P42">If an officer has resigned or been impeached from their office, then the Student Association shall be informed and the position filled accordingly.</text:p>
        </text:list-item>
      </text:list>
      <text:p text:style-name="P6"/>
      <text:p text:style-name="P30">Article VI: Chapter Sponsor</text:p>
      <text:list xml:id="list5077488012577145469" text:style-name="L6">
        <text:list-item>
          <text:p text:style-name="P31">The Student Chapter Sponsor shall be a voting member of ACM and either a member of the faculty or full-time staff of the school.</text:p>
        </text:list-item>
        <text:list-item>
          <text:p text:style-name="P32">The Student Chapter Sponsor shall be selected by the Executive Council immediately following the Election Meeting. The selection shall be confirmed by the school.</text:p>
        </text:list-item>
        <text:list-item>
          <text:p text:style-name="P32">The Student Chapter Sponsor shall be generally responsible for the activities of the Chapter. Specifically, the Sponsor:</text:p>
          <text:list>
            <text:list-item>
              <text:p text:style-name="P32">helps provide continuity from year to year as student leadership and personnel change;</text:p>
            </text:list-item>
            <text:list-item>
              <text:p text:style-name="P32">promotes good student-faculty relationships;</text:p>
            </text:list-item>
            <text:list-item>
              <text:p text:style-name="P32">helps maintain university standards in all activities of the Chapter;</text:p>
            </text:list-item>
            <text:list-item>
              <text:p text:style-name="P32">exercises financial supervision, if necessary, by promoting prompt payment of bills and collection of dues, and overseeing the settlement of all accounts in the event of dissolution of the Chapter.</text:p>
            </text:list-item>
          </text:list>
        </text:list-item>
        <text:list-item>
          <text:p text:style-name="P32">The Chapter Sponsor represents the Chapter interests to the faculty and administration.</text:p>
        </text:list-item>
      </text:list>
      <text:p text:style-name="P7"/>
      <text:p text:style-name="P33">Article VII: Executive Council</text:p>
      <text:list xml:id="list844041823417019283" text:style-name="L7">
        <text:list-item>
          <text:p text:style-name="P34">There is no requirement that there be an Executive Council, but if there is one, the Chair would be the presiding officer. If there is no specific Executive Council, the set of officers are the Executive Council.</text:p>
        </text:list-item>
        <text:list-item>
          <text:p text:style-name="P35">The Executive Council shall consist of the Chapter officers, the Chapter Sponsor, and chairs of the Chapter's standing committees.</text:p>
        </text:list-item>
        <text:list-item>
          <text:p text:style-name="P35">The term of the members of the Executive Council shall be coincident with the terms of the officers. They shall serve for one year.</text:p>
        </text:list-item>
      </text:list>
      <text:p text:style-name="P8"/>
      <text:p text:style-name="P8">Article VIII: Meetings</text:p>
      <text:list xml:id="list4844299632960309390" text:style-name="L8">
        <text:list-item>
          <text:p text:style-name="P36"><text:soft-page-break/>The Chapter shall hold meetings only in places that are open and accessible to all members of the Association. </text:p>
        </text:list-item>
        <text:list-item>
          <text:p text:style-name="P39">The <text:span text:style-name="T8">Chapter shall hold at least two meetings per semester, as per SA policy. The Chapter must also hold two Chapter Events per semester, as per SA policy. These events must be related to the Chapter's purpose. The Chapter must also attend two SA events per semester, as per SA policy. The Chapter must also hold two Fundraising Events per semester, as per SA policy. Lastly, the Chapter must also hold two Community Service Events per semester, as per SA policy.</text:span></text:p>
        </text:list-item>
        <text:list-item>
          <text:p text:style-name="P41">Meetings will be for general interest. There will be an agenda present for the club to preside over. At the end, an open floor will be present for members to share their events and opinions.</text:p>
        </text:list-item>
        <text:list-item>
          <text:p text:style-name="P36">The Annual Election meeting should be held at the last meeting of the semester. At this meeting, the Secretary and Treasurer shall present the required reports. Also, the election of officers shall be held. Written notices of all meetings shall be distributed to all members at least one week prior to any meeting.</text:p>
        </text:list-item>
      </text:list>
      <text:p text:style-name="P7"/>
      <text:p text:style-name="P9">Article IX: Committees</text:p>
      <text:list xml:id="list7234665463267920234" text:style-name="L9">
        <text:list-item>
          <text:p text:style-name="P40">Committees of the Chapter shall be divided into Standing Committees and Temporary Committees. <text:span text:style-name="T7">The heads of all Committees are subject to the discretion of the Executive Council.</text:span></text:p>
        </text:list-item>
        <text:list-item>
          <text:p text:style-name="P40">Standing Committees shall be Program, Outreach/Volunteer, and Fundraising.</text:p>
        </text:list-item>
        <text:list-item>
          <text:p text:style-name="P40">The Program Committee shall be responsible for all events, including but not limited to recreation and education. The Outreach/Volunteer Committee shall be responsible for <text:span text:style-name="T7">organizing, conducting, and finding volunteers for</text:span> outreach for Computing Machinery. <text:span text:style-name="T7">Furthermore, the Committee is also responsible for finding volunteering opportunities for the Chapter. The Fundraising Committee shall be responsible for organizing and conducting the acquisition of income for the Chapter.</text:span></text:p>
        </text:list-item>
        <text:list-item>
          <text:p text:style-name="P40">Temporary Committees are created <text:span text:style-name="T7">by the discretion of the Executive Council.</text:span></text:p>
        </text:list-item>
      </text:list>
      <text:p text:style-name="P9"/>
      <text:p text:style-name="P18">Article X: Disbursements and Dues</text:p>
      <text:list xml:id="list3676572652742688568" text:style-name="L10">
        <text:list-item>
          <text:p text:style-name="P19">Disbursements from the Treasury for Chapter expenditures shall be made by the Treasurer/Secretary or Chapter Sponsor with authorization of the Executive Council and shall be included in the minutes of its meetings.</text:p>
        </text:list-item>
        <text:list-item>
          <text:p text:style-name="P19">Dues shall be fixed annually by the Executive Council.</text:p>
        </text:list-item>
      </text:list>
      <text:p text:style-name="P8"/>
      <text:p text:style-name="P8"><text:soft-page-break/><text:span text:style-name="T1">Article X</text:span><text:span text:style-name="T3">I</text:span><text:span text:style-name="T1">: Amendment and Voting Procedures</text:span></text:p>
      <text:list xml:id="list7304560309783190000" text:style-name="L11">
        <text:list-item>
          <text:p text:style-name="P20">All proposed changes to these Chapter Bylaws shall be approved by the ACM Chief Operating Officer.</text:p>
        </text:list-item>
        <text:list-item>
          <text:p text:style-name="P22">Another vote will take place to determine when the amendment will take effect. <text:span text:style-name="T11">If no choice receives a majority (51%) of the vote, then the amendment will take effect when new officers are elected.</text:span></text:p>
        </text:list-item>
        <text:list-item>
          <text:p text:style-name="P23">Amendments to this Constitution and by-laws may not violate any Student Association, University at Buffalo, Student Mandatory Activity Fee Guidelines, New York State, or Federal rules, regulations, or laws.</text:p>
        </text:list-item>
        <text:list-item>
          <text:p text:style-name="P23">Once passed, amendments and an updated Constitution must be turned into the Student Association Office and the Council Coordinator for review and approval.</text:p>
        </text:list-item>
        <text:list-item>
          <text:p text:style-name="P37"><text:span text:style-name="T1">No official business of the Chapter shall be conducted unless a quorum is present. A quorum of the Chapter shall be defined as a majority </text:span><text:span text:style-name="T3">(51%)</text:span><text:span text:style-name="T1"> of the voting membership of the Chapter.</text:span></text:p>
        </text:list-item>
        <text:list-item>
          <text:p text:style-name="P20">A simple majority of the voting members shall be required to carry a motion.</text:p>
        </text:list-item>
        <text:list-item>
          <text:p text:style-name="P20">Officers will be elected by a plurality of votes cast.</text:p>
        </text:list-item>
      </text:list>
      <text:p text:style-name="P8"/>
      <text:p text:style-name="P8"><text:span text:style-name="T1">Article XI</text:span><text:span text:style-name="T3">I</text:span><text:span text:style-name="T1">: Dissolution of the Chapter/</text:span><text:span text:style-name="T4">Loss of recognition</text:span></text:p>
      <text:list xml:id="list8114712860433355159" text:style-name="L12">
        <text:list-item>
          <text:p text:style-name="P21">Dissolution of this Chapter by consent of the members shall consist of unanimous agreement of all its officers together with a majority vote at a meeting which has been publicized in advance to all members of the Chapter for the purpose of taking this vote.</text:p>
        </text:list-item>
        <text:list-item>
          <text:p text:style-name="P38"><text:span text:style-name="T1">Should this Chapter be dissolved, all assets and liabilities shall be transferred to ACM and shall be supervised by the ACM Finance Director, with the exception of funds </text:span><text:span text:style-name="T3">received from the SA, as per SA policy, because unspent funds are property of the S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46:18.438478155</meta:creation-date>
    <dc:date>2015-09-06T15:09:19.805862926</dc:date>
    <meta:editing-duration>PT32M46S</meta:editing-duration>
    <meta:editing-cycles>7</meta:editing-cycles>
    <meta:generator>LibreOffice/4.4.2.2$Linux_X86_64 LibreOffice_project/40m0$Build-2</meta:generator>
    <meta:document-statistic meta:table-count="0" meta:image-count="0" meta:object-count="0" meta:page-count="6" meta:paragraph-count="70" meta:word-count="1623" meta:character-count="9925" meta:non-whitespace-character-count="8415"/>
  </office:meta>
</office:document-meta>
</file>